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2" style:family="graphic" style:parent-style-name="standard">
      <style:graphic-properties svg:stroke-color="#ffffff" draw:fill-color="#3faf46" draw:textarea-horizontal-align="justify" draw:textarea-vertical-align="middle" draw:auto-grow-height="false" fo:min-height="1.655cm" fo:min-width="3.945cm" loext:decorative="false"/>
      <style:paragraph-properties style:writing-mode="lr-tb"/>
    </style:style>
    <style:style style:name="gr3" style:family="graphic" style:parent-style-name="standard">
      <style:graphic-properties svg:stroke-color="#ffffff" draw:fill-color="#ea7500"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4" style:family="graphic" style:parent-style-name="standard">
      <style:graphic-properties svg:stroke-color="#ffffff" draw:fill-color="#ff6d6d" draw:textarea-horizontal-align="justify" draw:textarea-vertical-align="middle" draw:auto-grow-height="false" fo:min-height="1.655cm" fo:min-width="14.74cm" loext:decorative="false"/>
      <style:paragraph-properties style:writing-mode="lr-tb"/>
    </style:style>
    <style:style style:name="gr5" style:family="graphic" style:parent-style-name="standard">
      <style:graphic-properties svg:stroke-color="#ffffff" draw:fill-color="#ffa6a6"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a6a6" draw:textarea-horizontal-align="justify" draw:textarea-vertical-align="middle" draw:auto-grow-height="false" fo:min-height="1.02cm" fo:min-width="1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ea7500"/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a6a6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1.905cm" svg:x="0.635cm" svg:y="3.175cm">
          <text:p text:style-name="P1">Ethern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4.445cm" svg:y="3.175cm">
          <text:p text:style-name="P1">IPv4 / IPv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905cm" svg:x="8.89cm" svg:y="3.175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5.24cm" svg:height="1.905cm" svg:x="12.065cm" svg:y="3.175cm">
          <text:p text:style-name="P1">Donet Protocol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27cm" svg:x="12.065cm" svg:y="5.08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1.43cm" svg:height="1.27cm" draw:transform="skewX (-0.0141371669411541) translate (15.875cm 5.08cm)">
          <text:p text:style-name="P1">Payload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963cm" svg:height="0.645cm" svg:x="1.27cm" svg:y="1.905cm">
          <draw:text-box>
            <text:p><text:span text:style-name="T1">Data Link Layer</text:span></text:p>
          </draw:text-box>
        </draw:frame>
        <draw:frame draw:style-name="gr7" draw:text-style-name="P6" draw:layer="layout" svg:width="2.767cm" svg:height="0.645cm" svg:x="5.08cm" svg:y="1.905cm">
          <draw:text-box>
            <text:p><text:span text:style-name="T1">Network Layer</text:span></text:p>
          </draw:text-box>
        </draw:frame>
        <draw:frame draw:style-name="gr7" draw:text-style-name="P6" draw:layer="layout" svg:width="2.969cm" svg:height="0.645cm" svg:x="8.89cm" svg:y="1.905cm">
          <draw:text-box>
            <text:p><text:span text:style-name="T1">Transport Layer</text:span></text:p>
          </draw:text-box>
        </draw:frame>
        <draw:frame draw:style-name="gr7" draw:text-style-name="P6" draw:layer="layout" svg:width="3.197cm" svg:height="0.645cm" svg:x="13.948cm" svg:y="1.905cm">
          <draw:text-box>
            <text:p><text:span text:style-name="T1">Application Laye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3:03:53.115153336</meta:creation-date>
    <dc:date>2024-09-21T13:17:13.481225129</dc:date>
    <meta:editing-duration>PT2M25S</meta:editing-duration>
    <meta:editing-cycles>1</meta:editing-cycles>
    <meta:document-statistic meta:object-count="33"/>
    <meta:generator>LibreOffice/24.8.1.2$Linux_X86_64 LibreOffice_project/87fa9aec1a63e70835390b81c40bb8993f1d4ff6</meta:generator>
  </office:meta>
</office:document-meta>
</file>